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PropertiesModule.load( String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ntPropertiesModule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Properties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ropertiesModule.getContextObject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